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9"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0"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2"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3"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2"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3"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54"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5"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6"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57"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officeooo:rsid="020ad8a0" style:font-size-asian="12.25pt" style:font-size-complex="14pt"/>
    </style:style>
    <style:style style:name="T72" style:family="text">
      <style:text-properties style:font-name="DejaVu Sans" fo:font-size="14pt" fo:language="fr" fo:country="FR" style:text-underline-style="none" officeooo:rsid="02036422" style:font-size-asian="12.25pt" style:font-size-complex="14pt"/>
    </style:style>
    <style:style style:name="T73" style:family="text">
      <style:text-properties style:font-name="DejaVu Sans" fo:font-size="14pt" fo:language="fr" fo:country="FR" style:text-underline-style="none" officeooo:rsid="020c44ea" style:font-size-asian="12.25pt" style:font-size-complex="14pt"/>
    </style:style>
    <style:style style:name="T74" style:family="text">
      <style:text-properties style:font-name="DejaVu Sans" fo:font-size="16pt" fo:font-weight="normal" officeooo:rsid="00ef53a0" style:font-size-asian="16pt" style:font-weight-asian="normal" style:font-size-complex="16pt" style:font-weight-complex="normal"/>
    </style:style>
    <style:style style:name="T75" style:family="text">
      <style:text-properties style:font-name="DejaVu Sans" fo:font-size="16pt" fo:font-weight="normal" officeooo:rsid="00fcd06e" style:font-size-asian="16pt" style:font-weight-asian="normal" style:font-size-complex="16pt" style:font-weight-complex="normal"/>
    </style:style>
    <style:style style:name="T76"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77"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78" style:family="text">
      <style:text-properties style:font-name="DejaVu Sans" fo:language="fr" fo:country="FR" style:text-underline-style="none" fo:font-weight="bold" officeooo:rsid="00fc82d5" style:font-weight-asian="bold" style:font-weight-complex="bold"/>
    </style:style>
    <style:style style:name="T79"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80" style:family="text">
      <style:text-properties style:font-name="DejaVu Sans" fo:font-size="28pt" style:font-size-asian="28pt" style:font-size-complex="28pt"/>
    </style:style>
    <style:style style:name="T81" style:family="text">
      <style:text-properties style:font-name="DejaVu Sans" fo:font-size="28pt" officeooo:rsid="01e5c0c0" style:font-size-asian="28pt" style:font-size-complex="28pt"/>
    </style:style>
    <style:style style:name="T82"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83"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84"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85"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86"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87"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88" style:family="text">
      <style:text-properties fo:language="fr" fo:country="FR" style:text-underline-style="none"/>
    </style:style>
    <style:style style:name="T89" style:family="text">
      <style:text-properties fo:language="fr" fo:country="FR" style:text-underline-style="none" fo:font-weight="bold" officeooo:rsid="00fc82d5" style:font-weight-asian="bold" style:font-weight-complex="bold"/>
    </style:style>
    <style:style style:name="T90"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91"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92" style:family="text">
      <style:text-properties fo:language="fr" fo:country="FR" style:text-underline-style="none" fo:font-weight="normal" style:font-weight-asian="normal" style:font-weight-complex="normal"/>
    </style:style>
    <style:style style:name="T93" style:family="text">
      <style:text-properties fo:language="fr" fo:country="FR" style:text-underline-style="none" fo:font-weight="normal" officeooo:rsid="00fcd06e" style:font-weight-asian="normal" style:font-weight-complex="normal"/>
    </style:style>
    <style:style style:name="T94" style:family="text">
      <style:text-properties fo:language="fr" fo:country="FR" style:text-underline-style="none" fo:font-weight="normal" officeooo:rsid="01e005c8" style:font-weight-asian="normal" style:font-weight-complex="normal"/>
    </style:style>
    <style:style style:name="T95" style:family="text">
      <style:text-properties fo:language="fr" fo:country="FR" style:text-underline-style="none" fo:font-weight="normal" officeooo:rsid="01e0ae1f" style:font-weight-asian="normal" style:font-weight-complex="normal"/>
    </style:style>
    <style:style style:name="T96" style:family="text">
      <style:text-properties fo:language="fr" fo:country="FR" style:text-underline-style="none" fo:font-weight="normal" officeooo:rsid="01e348be" style:font-weight-asian="normal" style:font-weight-complex="normal"/>
    </style:style>
    <style:style style:name="T97" style:family="text">
      <style:text-properties fo:language="fr" fo:country="FR" style:text-underline-style="none" fo:font-weight="normal" officeooo:rsid="01e89fbf" style:font-weight-asian="normal" style:font-weight-complex="normal"/>
    </style:style>
    <style:style style:name="T98"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99"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00" style:family="text">
      <style:text-properties fo:language="fr" fo:country="FR" style:text-underline-style="none" officeooo:rsid="00fc82d5"/>
    </style:style>
    <style:style style:name="T101" style:family="text">
      <style:text-properties fo:language="fr" fo:country="FR" style:text-underline-style="none" officeooo:rsid="01e98805"/>
    </style:style>
    <style:style style:name="T102" style:family="text">
      <style:text-properties fo:language="fr" fo:country="FR" style:text-underline-style="none" officeooo:rsid="01ec0486"/>
    </style:style>
    <style:style style:name="T103" style:family="text">
      <style:text-properties fo:language="fr" fo:country="FR" style:text-underline-style="none" officeooo:rsid="01ec78d1"/>
    </style:style>
    <style:style style:name="T104" style:family="text">
      <style:text-properties fo:language="fr" fo:country="FR" style:text-underline-style="none" officeooo:rsid="01eecca3"/>
    </style:style>
    <style:style style:name="T105" style:family="text">
      <style:text-properties fo:language="fr" fo:country="FR" style:text-underline-style="none" officeooo:rsid="01f0c9c4"/>
    </style:style>
    <style:style style:name="T106" style:family="text">
      <style:text-properties fo:language="fr" fo:country="FR" style:text-underline-style="none" officeooo:rsid="01f90ce1"/>
    </style:style>
    <style:style style:name="T107" style:family="text">
      <style:text-properties fo:language="fr" fo:country="FR" style:text-underline-style="none" officeooo:rsid="01f9aa9d"/>
    </style:style>
    <style:style style:name="T108" style:family="text">
      <style:text-properties fo:language="fr" fo:country="FR" style:text-underline-style="none" officeooo:rsid="01f9aa9f"/>
    </style:style>
    <style:style style:name="T109" style:family="text">
      <style:text-properties fo:language="fr" fo:country="FR" style:text-underline-style="none" officeooo:rsid="00fc82d5" style:font-name-asian="Noto Serif CJK SC" style:font-name-complex="Lohit Devanagari"/>
    </style:style>
    <style:style style:name="T110" style:family="text">
      <style:text-properties officeooo:rsid="01f90ce1"/>
    </style:style>
    <style:style style:name="T111" style:family="text">
      <style:text-properties officeooo:rsid="01fa68b2"/>
    </style:style>
    <style:style style:name="T112" style:family="text">
      <style:text-properties officeooo:rsid="01fbdb91"/>
    </style:style>
    <style:style style:name="T113" style:family="text">
      <style:text-properties officeooo:rsid="01fda1b1"/>
    </style:style>
    <style:style style:name="T114" style:family="text">
      <style:text-properties officeooo:rsid="01fdbb06"/>
    </style:style>
    <style:style style:name="T115" style:family="text">
      <style:text-properties officeooo:rsid="01fde05b"/>
    </style:style>
    <style:style style:name="T116" style:family="text">
      <style:text-properties officeooo:rsid="01fecdf3"/>
    </style:style>
    <style:style style:name="T117" style:family="text">
      <style:text-properties officeooo:rsid="02020cf8"/>
    </style:style>
    <style:style style:name="T118" style:family="text">
      <style:text-properties fo:font-size="14pt" fo:font-weight="normal" style:font-size-asian="12.25pt" style:font-weight-asian="normal" style:font-size-complex="14pt" style:font-weight-complex="normal"/>
    </style:style>
    <style:style style:name="T119" style:family="text">
      <style:text-properties fo:font-size="14pt" fo:font-weight="normal" officeooo:rsid="0215390f" style:font-size-asian="12.25pt" style:font-weight-asian="normal" style:font-size-complex="14pt" style:font-weight-complex="normal"/>
    </style:style>
    <style:style style:name="T120"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21"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22"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23"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24" style:family="text">
      <style:text-properties officeooo:rsid="0213c8e0"/>
    </style:style>
    <style:style style:name="T125" style:family="text">
      <style:text-properties fo:font-weight="normal" officeooo:rsid="021f6e9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76">Compte-rendu </text:span><text:span text:style-name="T77">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74">Groupe Apprenti <text:s text:c="18"/></text:span><text:span text:style-name="T75"><text:tab/><text:tab/><text:tab/><text:tab/>...</text:span></text:p>
      <text:h text:style-name="P77" text:outline-level="1"><text:span text:style-name="Strong_20_Emphasis"><text:span text:style-name="T81">SEMAINE - </text:span></text:span><text:span text:style-name="Strong_20_Emphasis"><text:span text:style-name="T80">TASK_0</text:span></text:span></text:h>
      <text:h text:style-name="P6" text:outline-level="2"><text:bookmark text:name="page3R_mcid5"/><text:span text:style-name="T78">Exercice </text:span><text:span text:style-name="T79">A</text:span><text:span text:style-name="T78">. Exécution</text:span></text:h>
      <text:p text:style-name="P11"/>
      <text:p text:style-name="P15"><text:span text:style-name="T93">C →</text:span><text:span text:style-name="T92"> Appelle un avion</text:span></text:p>
      <text:p text:style-name="P12">F → Plein écran</text:p>
      <text:p text:style-name="P15"><text:span text:style-name="T92">X, </text:span><text:span text:style-name="T97">Q</text:span><text:span text:style-name="T92"> → Ferme le programme</text:span></text:p>
      <text:p text:style-name="P12"/>
      <text:p text:style-name="P18"><text:span text:style-name="T92">L’avion atterrit </text:span><text:span text:style-name="T96">à</text:span><text:span text:style-name="T92"> l’aéroport, ce gars, redécolle, fait un tour dans le ciel avant de recommencer.</text:span></text:p>
      <text:p text:style-name="P12"/>
      <text:p text:style-name="P17"><text:span text:style-name="T92">Affichage lors du parcours de la boucle </text:span><text:span text:style-name="T95">d’un avion</text:span><text:span text:style-name="T92"> :</text:span></text:p>
      <text:p text:style-name="P23"><text:span text:style-name="T2">&lt;ID Avion&gt;</text:span><text:span text:style-name="T3"> is now landing...</text:span></text:p>
      <text:p text:style-name="P16"><text:span text:style-name="T92">now servicing </text:span><text:span text:style-name="T94">&lt;ID Avion&gt;</text:span><text:span text:style-name="T92">...</text:span></text:p>
      <text:p text:style-name="P16"><text:span text:style-name="T92">done servicing </text:span><text:span text:style-name="T94">&lt;ID Avion&gt;</text:span></text:p>
      <text:p text:style-name="P16"><text:span text:style-name="T94">&lt;ID Avion&gt;</text:span><text:span text:style-name="T92">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89">Exercice </text:span><text:span text:style-name="T90">B</text:span><text:span text:style-name="T89">. Exécution</text:span></text:h>
      <text:p text:style-name="P35"/>
      <text:p text:style-name="P29"><text:span text:style-name="T100">A </text:span><text:span text:style-name="T88">partir </text:span><text:span text:style-name="T101">sur la racine, on peut observer plusieurs classes et structure :</text:span></text:p>
      <text:p text:style-name="P31"><text:span text:style-name="T101">- Aircraft → représente tous les comportements </text:span><text:span text:style-name="T103">et </text:span><text:span text:style-name="T102">affichage</text:span><text:span text:style-name="T106">s</text:span><text:span text:style-name="T103"> </text:span><text:span text:style-name="T101">possible d’un avion.</text:span></text:p>
      <text:p text:style-name="P36">- AircraftType → représente toutes les possibilités <text:span text:style-name="T110">de </text:span>types d’avion possible.</text:p>
      <text:p text:style-name="P31"><text:span text:style-name="T101">- Airport → représente tous les comportements </text:span><text:span text:style-name="T103">et </text:span><text:span text:style-name="T102">affichage</text:span><text:span text:style-name="T107">s</text:span><text:span text:style-name="T102"> </text:span><text:span text:style-name="T101">possible d’un aéroport.</text:span></text:p>
      <text:p text:style-name="P37">- AirportType → représente toutes les possibilités sur les types d’ aéroport possible.</text:p>
      <text:p text:style-name="P30"><text:span text:style-name="T101">- </text:span><text:span text:style-name="T102">Point2D → </text:span><text:span text:style-name="T101">représente tous les comportements </text:span><text:span text:style-name="T103">et </text:span><text:span text:style-name="T102">affichage</text:span><text:span text:style-name="T108">s</text:span><text:span text:style-name="T102"> d’un point 2D.</text:span></text:p>
      <text:p text:style-name="P30"><text:soft-page-break/><text:span text:style-name="T101">- </text:span><text:span text:style-name="T102">Point3D → </text:span><text:span text:style-name="T101">représente tous les comportements </text:span><text:span text:style-name="T103">et </text:span><text:span text:style-name="T102">affichage</text:span><text:span text:style-name="T108">s</text:span><text:span text:style-name="T102"> d’un point 3D.</text:span></text:p>
      <text:p text:style-name="P38">- <text:span text:style-name="T111">Runway → représente une piste d’atterrissage par rapport à des points 3D.</text:span></text:p>
      <text:p text:style-name="P38">- <text:span text:style-name="T112">Terminal → représente le lieu de débarquement d’un avion ainsi que les actions depuis l’arrivé d’un avion jusqu’à son départ.</text:span></text:p>
      <text:p text:style-name="P38">- <text:span text:style-name="T113">TowerSimulation → représente l’interface utilisateur pour le jeu, avec les détections de touche </text:span><text:span text:style-name="T114">et les actions rattaché, ainsi que l’</text:span><text:span text:style-name="T113">affichage d’information sur le terminal.</text:span></text:p>
      <text:p text:style-name="P38">- <text:span text:style-name="T115">Tower → représente le comportement d’un avion pour l’approche d’un aéroport. Toutes les actions que doivent effectué un avion de son arrivé jusqu’à son départ.</text:span></text:p>
      <text:p text:style-name="P38">- <text:span text:style-name="T116">Displayable → </text:span><text:span text:style-name="T117">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16">Texture2D → représente l’affichage d’un objet grace a une image et a ses caractéristiques.</text:span></text:p>
      <text:p text:style-name="P38"/>
      <text:p text:style-name="P38">….</text:p>
      <text:p text:style-name="P38"/>
      <text:h text:style-name="P4" text:outline-level="2"><text:span text:style-name="T89">Exercice </text:span><text:span text:style-name="T91">C</text:span><text:span text:style-name="T89">. Exécution</text:span></text:h>
      <text:p text:style-name="P32"/>
      <text:p text:style-name="P34"><text:span text:style-name="T89">1-</text:span><text:span text:style-name="T100"> </text:span><text:span text:style-name="T88">Dans le fichier « aircraft_types.hpp », dans la méthode « init_aircraft_types », chaque ligne est une déclaration d’un nouvelle avion et la deuxième valeur est le nombre max de vitesse possible.</text:span><text:span text:style-name="T104"><text:line-break/>La vitesse du concorde passe de </text:span><text:span text:style-name="T105">0</text:span><text:span text:style-name="T104">.05 </text:span><text:span text:style-name="T105">à</text:span><text:span text:style-name="T104"> </text:span><text:span text:style-name="T105">0</text:span><text:span text:style-name="T104">.1.</text:span></text:p>
      <text:p text:style-name="P40"/>
      <text:p text:style-name="P50"><text:span text:style-name="T51">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2">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3">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71">5</text:span><text:span text:style-name="T72">-</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73">6</text:span><text:span text:style-name="T72">-</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82">Exercice </text:span><text:span text:style-name="T83">D</text:span><text:span text:style-name="T82">. </text:span><text:span text:style-name="T83">Théorie</text:span></text:h>
      <text:p text:style-name="P33"/>
      <text:p text:style-name="P47"><text:span text:style-name="T109">1-</text:span><text:span text:style-name="T98"> </text:span><text:span text:style-name="T99">Le stockage </text:span></text:p>
      <text:p text:style-name="P75"><text:span text:style-name="Strong_20_Emphasis"><text:span text:style-name="T120">... - </text:span></text:span><text:span text:style-name="Strong_20_Emphasis"><text:span text:style-name="T121">TASK_</text:span></text:span><text:span text:style-name="Strong_20_Emphasis"><text:span text:style-name="T122">1</text:span></text:span></text:p>
      <text:h text:style-name="P5" text:outline-level="2"><text:span text:style-name="Strong_20_Emphasis"><text:span text:style-name="T124">Analyse de la gestion des avions</text:span></text:span></text:h>
      <text:p text:style-name="P48"><text:span text:style-name="Strong_20_Emphasis"><text:span text:style-name="T118"/></text:span></text:p>
      <text:p text:style-name="P48"><text:span text:style-name="Strong_20_Emphasis"><text:span text:style-name="T118">… </text:span></text:span><text:span text:style-name="Strong_20_Emphasis"><text:span text:style-name="T119">(c pas possible)</text:span></text:span></text:p>
      <text:p text:style-name="P48"><text:span text:style-name="Strong_20_Emphasis"><text:span text:style-name="T118"/></text:span></text:p>
      <text:h text:style-name="P8" text:outline-level="2"><text:span text:style-name="Strong_20_Emphasis"><text:span text:style-name="T84">Objectif</text:span></text:span><text:span text:style-name="Strong_20_Emphasis"><text:span text:style-name="T85"> </text:span></text:span><text:span text:style-name="Strong_20_Emphasis"><text:span text:style-name="T84">1</text:span></text:span><text:span text:style-name="Strong_20_Emphasis"><text:span text:style-name="T85">. </text:span></text:span><text:span text:style-name="Strong_20_Emphasis"><text:span text:style-name="T84">Référencement des avions</text:span></text:span></text:h>
      <text:p text:style-name="P53"><text:span text:style-name="Strong_20_Emphasis"><text:span text:style-name="T54"/></text:span></text:p>
      <text:p text:style-name="P53"><text:span text:style-name="Strong_20_Emphasis"><text:span text:style-name="T54">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5">B</text:span></text:span><text:span text:style-name="Strong_20_Emphasis"><text:span text:style-name="T54"> – Déterminer le propriétaire de chaque avion</text:span></text:span></text:p>
      <text:p text:style-name="P68"><text:span text:style-name="Strong_20_Emphasis"><text:span text:style-name="T56">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57">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58">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59">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54">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84">Objectif</text:span></text:span><text:span text:style-name="Strong_20_Emphasis"><text:span text:style-name="T85"> </text:span></text:span><text:span text:style-name="Strong_20_Emphasis"><text:span text:style-name="T86">2</text:span></text:span><text:span text:style-name="Strong_20_Emphasis"><text:span text:style-name="T85">. </text:span></text:span><text:span text:style-name="Strong_20_Emphasis"><text:span text:style-name="T86">Usine à avions</text:span></text:span></text:h>
      <text:p text:style-name="P59"><text:span text:style-name="Strong_20_Emphasis"><text:span text:style-name="T54"/></text:span></text:p>
      <text:p text:style-name="P59"><text:span text:style-name="Strong_20_Emphasis"><text:span text:style-name="T54">A – </text:span></text:span><text:span text:style-name="Strong_20_Emphasis"><text:span text:style-name="T60">Création d’une factory</text:span></text:span></text:p>
      <text:p text:style-name="P46"><text:span text:style-name="Strong_20_Emphasis"><text:span text:style-name="T125">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61">B</text:span></text:span><text:span text:style-name="Strong_20_Emphasis"><text:span text:style-name="T54"> – </text:span></text:span><text:span text:style-name="Strong_20_Emphasis"><text:span text:style-name="T61">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20">... - </text:span></text:span><text:span text:style-name="Strong_20_Emphasis"><text:span text:style-name="T121">TASK_</text:span></text:span><text:span text:style-name="Strong_20_Emphasis"><text:span text:style-name="T123">2</text:span></text:span></text:p>
      <text:h text:style-name="P9" text:outline-level="2"><text:span text:style-name="Strong_20_Emphasis"><text:span text:style-name="T84">Objectif</text:span></text:span><text:span text:style-name="Strong_20_Emphasis"><text:span text:style-name="T85"> </text:span></text:span><text:span text:style-name="Strong_20_Emphasis"><text:span text:style-name="T84">1</text:span></text:span><text:span text:style-name="Strong_20_Emphasis"><text:span text:style-name="T85">. </text:span></text:span><text:span text:style-name="Strong_20_Emphasis"><text:span text:style-name="T87">Refactorisation de l’existant</text:span></text:span></text:h>
      <text:p text:style-name="P63"><text:span text:style-name="Strong_20_Emphasis"><text:span text:style-name="T54"/></text:span></text:p>
      <text:p text:style-name="P63"><text:span text:style-name="Strong_20_Emphasis"><text:span text:style-name="T54">A – </text:span></text:span><text:span text:style-name="Strong_20_Emphasis"><text:span text:style-name="T62">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3">B</text:span></text:span><text:span text:style-name="Strong_20_Emphasis"><text:span text:style-name="T54"> – </text:span></text:span><text:span text:style-name="Strong_20_Emphasis"><text:span text:style-name="T63">Algorithmes divers</text:span></text:span></text:p>
      <text:p text:style-name="P72"><text:span text:style-name="Strong_20_Emphasis"><text:span text:style-name="T56">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8"><text:span text:style-name="Strong_20_Emphasis"><text:span text:style-name="T57">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8"><text:span text:style-name="Strong_20_Emphasis"><text:span text:style-name="T38"/></text:span></text:p>
      <text:p text:style-name="P81"><text:span text:style-name="Strong_20_Emphasis"><text:span text:style-name="T54">C – </text:span></text:span><text:span text:style-name="Strong_20_Emphasis"><text:span text:style-name="T64">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span></text:p>
      <text:h text:style-name="P79" text:outline-level="2"><text:soft-page-break/><text:span text:style-name="Strong_20_Emphasis"><text:span text:style-name="T84">Objectif</text:span></text:span><text:span text:style-name="Strong_20_Emphasis"><text:span text:style-name="T85"> </text:span></text:span><text:span text:style-name="Strong_20_Emphasis"><text:span text:style-name="T87">2. Rupture de kérosène</text:span></text:span></text:h>
      <text:p text:style-name="P82"><text:span text:style-name="Strong_20_Emphasis"><text:span text:style-name="T54"/></text:span></text:p>
      <text:p text:style-name="P82"><text:span text:style-name="Strong_20_Emphasis"><text:span text:style-name="T54">A – </text:span></text:span><text:span text:style-name="Strong_20_Emphasis"><text:span text:style-name="T62">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67">B</text:span></text:span><text:span text:style-name="Strong_20_Emphasis"><text:span text:style-name="T54"> – </text:span></text:span><text:span text:style-name="Strong_20_Emphasis"><text:span text:style-name="T65">Un terminal s’il vous plaît</text:span></text:span></text:p>
      <text:p text:style-name="P89"><text:span text:style-name="Strong_20_Emphasis"><text:span text:style-name="T56">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0"><text:span text:style-name="Strong_20_Emphasis"><text:span text:style-name="T57">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89"><text:span text:style-name="Strong_20_Emphasis"><text:span text:style-name="T58">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1"><text:span text:style-name="Strong_20_Emphasis"><text:span text:style-name="T66">4</text:span></text:span><text:span text:style-name="Strong_20_Emphasis"><text:span text:style-name="T58">-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1"><text:span text:style-name="Strong_20_Emphasis"><text:span text:style-name="T43"/></text:span></text:p>
      <text:p text:style-name="P85"><text:span text:style-name="Strong_20_Emphasis"><text:span text:style-name="T54">C – </text:span></text:span><text:span text:style-name="Strong_20_Emphasis"><text:span text:style-name="T68">Minimiser les crashs</text:span></text:span></text:p>
      <text:p text:style-name="P86"><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6"><text:span text:style-name="Strong_20_Emphasis"><text:span text:style-name="T46"/></text:span></text:p>
      <text:p text:style-name="P87"><text:soft-page-break/><text:span text:style-name="Strong_20_Emphasis"><text:span text:style-name="T69">D</text:span></text:span><text:span text:style-name="Strong_20_Emphasis"><text:span text:style-name="T54"> – </text:span></text:span><text:span text:style-name="Strong_20_Emphasis"><text:span text:style-name="T69">Réapprovisionnement</text:span></text:span></text:p>
      <text:p text:style-name="P92"><text:span text:style-name="Strong_20_Emphasis"><text:span text:style-name="T56">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2"><text:span text:style-name="Strong_20_Emphasis"><text:span text:style-name="T47"/></text:span></text:p>
      <text:p text:style-name="P92"><text:span text:style-name="Strong_20_Emphasis"><text:span text:style-name="T57">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2"><text:span text:style-name="Strong_20_Emphasis"><text:span text:style-name="T49"/></text:span></text:p>
      <text:p text:style-name="P93"><text:span text:style-name="Strong_20_Emphasis"><text:span text:style-name="T70">3</text:span></text:span><text:span text:style-name="Strong_20_Emphasis"><text:span text:style-name="T57">-</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22:30:32.440965026</dc:date>
    <meta:editing-duration>P22DT7H11M33S</meta:editing-duration>
    <meta:editing-cycles>513</meta:editing-cycles>
    <meta:generator>LibreOffice/6.4.7.2$Linux_X86_64 LibreOffice_project/40$Build-2</meta:generator>
    <meta:document-statistic meta:table-count="0" meta:image-count="0" meta:object-count="0" meta:page-count="10" meta:paragraph-count="96" meta:word-count="1861" meta:character-count="11098" meta:non-whitespace-character-count="9243"/>
  </office:meta>
</office:document-meta>
</file>